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5" office:value-type="string" calcext:value-type="string">
            <text:p>时间</text:p>
          </table:table-cell>
          <table:table-cell/>
          <table:table-cell table:style-name="ce18" table:number-columns-repeated="2"/>
        </table:table-row>
        <table:table-row table:style-name="ro1">
          <table:table-cell table:style-name="Default"/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页数</text:p>
          </table:table-cell>
          <table:table-cell table:style-name="ce5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22" calcext:value-type="float">
            <text:p>12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算法</text:p>
          </table:table-cell>
          <table:table-cell office:value-type="float" office:value="48" calcext:value-type="float">
            <text:p>4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48" calcext:value-type="float">
            <text:p>14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54" calcext:value-type="float">
            <text:p>15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3" calcext:value-type="float">
            <text:p>21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68" calcext:value-type="float">
            <text:p>6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/>
        </table:table-row>
        <table:table-row table:style-name="ro1">
          <table:table-cell table:style-name="Default"/>
          <table:table-cell/>
          <table:table-cell table:style-name="ce19" table:formula="of:=SUM([.C3:.C27])" office:value-type="float" office:value="2078" calcext:value-type="float">
            <text:p>2078</text:p>
          </table:table-cell>
          <table:table-cell table:style-name="ce19"/>
          <table:table-cell table:style-name="ce20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8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76" calcext:value-type="float">
            <text:p>176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3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568181818181818" calcext:value-type="percentage">
            <text:p>5.68%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5:59:56.387227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5-28T20:46:22.353871218</dc:date>
    <meta:editing-duration>P2DT20H10M14S</meta:editing-duration>
    <meta:editing-cycles>50</meta:editing-cycles>
    <meta:generator>LibreOffice/6.0.7.3$Linux_X86_64 LibreOffice_project/00m0$Build-3</meta:generator>
    <meta:document-statistic meta:table-count="2" meta:cell-count="617" meta:object-count="0"/>
  </office:meta>
</office:document-meta>
</file>